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deaCard: Create CoCivium mentions in public spaces by reputable identities that are not Rick, e.g. They could post something similar to these pasters I already sent to freinds: </text:p>
      <text:p text:style-name="Text_20_body">Paste 1: </text:p>
      <text:p text:style-name="Text_20_body">If you ever wished the open-source community would focus its vast powers toward fixing governments and civic institutions, you might like this: CoCivium is a civic-tech <text:span text:style-name="T2">framework and toolset for </text:span><text:span text:style-name="Strong_20_Emphasis"><text:span text:style-name="T2">consent-first governance, aimed primarily at Human+AI pairings, aks “hybrid societies”. <text:s/></text:span></text:span></text:p>
      <text:p text:style-name="Text_20_body"><text:span text:style-name="T2">It couples a living “CoConstitution” with clear process spe</text:span>cs and lightweight modules to record decisions, resolve objections, measure congruence, and make policy executable and auditable across platforms. <text:s/>The goal is portable, transparent governance you can drop into any group, without importing politics or bureaucracy. <text:s/>Yeah, a kind of post-political, truth-audited governance, as if that might ever be possible.</text:p>
      <text:p text:style-name="Text_20_body">If you need decisions that are <text:span text:style-name="Strong_20_Emphasis">explainable, reversible, and portable</text:span>, CoCivium might be useful for you, or organizations such as: </text:p>
      <text:list xml:id="list8892929367959533882" text:style-name="L7">
        <text:list-item>
          <text:p text:style-name="P5">Grassroots coalitions, nonprofits, co-ops, and DAOs that need accountable decision-making without heavy overhead.</text:p>
        </text:list-item>
        <text:list-item>
          <text:p text:style-name="P5">Open-source projects and online communities that want durable, portable decision logs and clear roles/guardrails.</text:p>
        </text:list-item>
      </text:list>
      <text:list xml:id="list6493958518858674694" text:style-name="L6">
        <text:list-item>
          <text:p text:style-name="P4">Product teams and platforms (content moderation, marketplaces) that need transparent policies with audit trails.</text:p>
        </text:list-item>
      </text:list>
      <text:list xml:id="list6052915758411150936" text:style-name="L5">
        <text:list-item>
          <text:p text:style-name="P3">Municipal pilots, universities, and research labs exploring participatory processes and AI-assisted governance.</text:p>
        </text:list-item>
      </text:list>
      <text:list xml:id="list4670936914758065060" text:style-name="L3">
        <text:list-item>
          <text:p text:style-name="P2">Funders and grantmakers seeking verifiable use-of-funds, outcome metrics, and reversible governance.</text:p>
        </text:list-item>
        <text:list-item>
          <text:p text:style-name="P2">AI teams that want HumanGate-style approvals, traceability, and safe AI co-authoring inside real workflows.</text:p>
        </text:list-item>
      </text:list>
      <text:list xml:id="list7103894042077284750" text:style-name="L2">
        <text:list-header>
          <text:p text:style-name="P1"/>
        </text:list-header>
      </text:list>
      <text:p text:style-name="Text_20_body">Paste 2:</text:p>
      <text:p text:style-name="Text_20_body">If you’ve ever wished open source would aim its superpowers at fixing everyday governance, an angel investor I know is funding CoCivium. It’s a free, civic-tech framework for consent-first governance within human+AI teams (“hybrid societies”). <text:s/></text:p>
      <text:p text:style-name="Text_20_body"><text:span text:style-name="T1">So, what's the point?</text:span> <text:s/>Portable, transparent governance you can drop into a group without dragging in politics or bureaucracy. <text:s/>If you need decisions that are explainable, reversible, and portable, CoCivium is built for that.</text:p>
      <text:p text:style-name="Text_20_body">CoCivium pairs a living CoConstitution with clear process specs and lightweight modules that log decisions, resolve objections, score alignment (“congruence”), and turn policy into <text:soft-page-break/>auditable, executable rules you can run across platforms. <text:s/>It's still in pilot, so who is it a fit for? (A+ = ideal; A- = strong; B = good but still needs light integration; C = promising):</text:p>
      <text:p text:style-name="Text_20_body">• <text:span text:style-name="T1">Grassroots coalitions, nonprofits, co-ops, DAOs</text:span> — A — accountability without bureaucracy; portable decision logs and objection resolution.</text:p>
      <text:p text:style-name="Text_20_body">• <text:span text:style-name="T1">AI teams (human+AI workflows)</text:span> — A — HumanGate approvals, policy-as-code, traceability, reversible safeguards.</text:p>
      <text:p text:style-name="Text_20_body">• <text:span text:style-name="T1">Open-source projects &amp; online communities</text:span> — A− — durable governance history, explicit roles/guardrails, reversible changes.</text:p>
      <text:p text:style-name="Text_20_body">• <text:span text:style-name="T1">Product &amp; marketplace policy teams</text:span> — B+ — transparent, testable rules with audit trails and rollback paths.</text:p>
      <text:p text:style-name="Text_20_body">• <text:span text:style-name="T1">Municipal pilots, universities, research labs</text:span> — B+ — structured participatory processes; comparable, replicable pilots.</text:p>
      <text:p text:style-name="Text_20_body">• <text:span text:style-name="T1">Funders &amp; grantmakers</text:span> — B — verifiable use-of-funds, outcome metrics, and reversible conditions.</text:p>
      <text:p text:style-name="Text_20_body"/>
      <text:p text:style-name="Text_20_body">Paste 3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9-04T15:05:42.77</meta:creation-date>
    <dc:date>2025-09-04T15:42:41.34</dc:date>
    <dc:creator>Rick Ballard</dc:creator>
    <meta:editing-duration>PT36M57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22" meta:word-count="460" meta:character-count="3246"/>
  </office:meta>
</office:document-meta>
</file>